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4.26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2.419cm" style:writing-mode="lr-tb" loext:decorative="false"/>
      <style:paragraph-properties style:writing-mode="lr-tb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183cm" fo:min-width="4.744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26cm" fo:min-width="1.24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46cm" fo:min-width="2.696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 loext:decorative="false"/>
    </style:style>
    <style:style style:name="gr10" style:family="graphic" style:parent-style-name="standard">
      <style:graphic-properties draw:fill="none" loext:fill-use-slide-background="false" draw:textarea-horizontal-align="justify" draw:textarea-vertical-align="middle" draw:auto-grow-height="false" fo:min-height="2.22cm" fo:min-width="5.562cm" loext:decorative="false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24cm" fo:min-width="2.869cm" loext:decorative="false"/>
    </style:style>
    <style:style style:name="gr12" style:family="graphic" style:parent-style-name="standard">
      <style:graphic-properties draw:fill="none" loext:fill-use-slide-background="false" draw:textarea-horizontal-align="justify" draw:textarea-vertical-align="middle" draw:auto-grow-height="false" fo:min-height="2.444cm" fo:min-width="5.147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3cm" svg:height="1.905cm" svg:x="8.302cm" svg:y="1.317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27cm" svg:height="2.54cm" svg:x="1.952cm" svg:y="4.81cm">
          <text:p text:style-name="P1">FL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83cm" svg:y1="3.222cm" svg:x2="4.016cm" svg:y2="4.81cm" draw:start-shape="id1" draw:start-glue-point="2" draw:end-shape="id2" draw:end-glue-point="4" svg:d="M10683 3222v794h-6667v794" svg:viewBox="0 0 6668 1589">
          <text:p/>
        </draw:connector>
        <draw:custom-shape draw:style-name="gr4" draw:text-style-name="P2" xml:id="id3" draw:id="id3" draw:layer="layout" svg:width="5.398cm" svg:height="1.587cm" svg:x="12.429cm" svg:y="12.112cm">
          <text:p text:style-name="P1">CONTROLLER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3.492cm" svg:height="4.128cm" svg:x="16.24cm" svg:y="16.557cm">
          <text:p text:style-name="P1">RIP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6" draw:id="id6" draw:layer="layout" svg:width="3.492cm" svg:height="4.128cm" svg:x="5.762cm" svg:y="16.557cm">
          <text:p text:style-name="P1">RIP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5" draw:id="id5" draw:layer="layout" svg:width="3.492cm" svg:height="4.128cm" svg:x="10.843cm" svg:y="16.557cm">
          <text:p text:style-name="P1">RIP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5.128cm" svg:y1="13.699cm" svg:x2="17.986cm" svg:y2="16.557cm" draw:start-shape="id3" draw:start-glue-point="2" draw:end-shape="id4" draw:end-glue-point="4" svg:d="M15128 13699v1429h2858v1429" svg:viewBox="0 0 2859 2859">
          <text:p/>
        </draw:connector>
        <draw:connector draw:style-name="gr3" draw:text-style-name="P1" draw:layer="layout" svg:x1="15.128cm" svg:y1="13.699cm" svg:x2="12.589cm" svg:y2="16.557cm" draw:start-shape="id3" draw:start-glue-point="2" draw:end-shape="id5" draw:end-glue-point="4" svg:d="M15128 13699v1429h-2539v1429" svg:viewBox="0 0 2540 2859">
          <text:p/>
        </draw:connector>
        <draw:connector draw:style-name="gr3" draw:text-style-name="P1" draw:layer="layout" svg:x1="15.128cm" svg:y1="13.699cm" svg:x2="7.508cm" svg:y2="16.557cm" draw:start-shape="id3" draw:start-glue-point="2" draw:end-shape="id6" draw:end-glue-point="4" svg:d="M15128 13699v1429h-7620v1429" svg:viewBox="0 0 7621 2859">
          <text:p/>
        </draw:connector>
        <draw:custom-shape draw:style-name="gr6" draw:text-style-name="P2" xml:id="id7" draw:id="id7" draw:layer="layout" svg:width="5.08cm" svg:height="4.128cm" svg:x="5.127cm" svg:y="9.255cm">
          <text:p text:style-name="P1">DB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3" draw:layer="layout" svg:x1="5.475cm" svg:y1="6.978cm" svg:x2="7.667cm" svg:y2="9.255cm" draw:start-shape="id2" draw:start-glue-point="9" draw:end-shape="id7" draw:end-glue-point="4" svg:d="M5475 6978v1325h2192v952" svg:viewBox="0 0 2193 2278">
          <text:p/>
        </draw:connector>
        <draw:connector draw:style-name="gr8" draw:text-style-name="P3" draw:layer="layout" svg:x1="10.207cm" svg:y1="11.319cm" svg:x2="15.128cm" svg:y2="12.112cm" draw:start-shape="id7" draw:start-glue-point="7" draw:end-shape="id3" draw:end-glue-point="0" svg:d="M10207 11319h4921v793" svg:viewBox="0 0 4922 794">
          <text:p/>
        </draw:connector>
        <draw:connector draw:style-name="gr9" draw:text-style-name="P3" draw:layer="layout" svg:x1="13.065cm" svg:y1="2.269cm" svg:x2="17.827cm" svg:y2="12.905cm" draw:start-shape="id1" draw:start-glue-point="1" draw:end-shape="id3" draw:end-glue-point="1" svg:d="M13065 2269h5264v10636h-502" svg:viewBox="0 0 5265 10637">
          <text:p/>
        </draw:connector>
        <draw:custom-shape draw:style-name="gr10" draw:text-style-name="P3" draw:layer="layout" svg:width="8.572cm" svg:height="3.492cm" svg:x="10.842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763cm" svg:height="6.35cm" svg:x="5.127cm" svg:y="1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763cm" svg:height="6.35cm" svg:x="10.207cm" svg:y="1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763cm" svg:height="6.35cm" svg:x="15.604cm" svg:y="1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7.985cm" svg:height="3.81cm" svg:x="0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line-skew="2.064cm" svg:x1="10.683cm" svg:y1="3.222cm" svg:x2="7.667cm" svg:y2="9.255cm" draw:start-shape="id1" draw:start-glue-point="2" draw:end-shape="id7" svg:d="M10683 3222v5080h-3016v953" svg:viewBox="0 0 3017 603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0:18:55.626411646</meta:creation-date>
    <dc:date>2026-01-18T10:23:56.827005920</dc:date>
    <meta:editing-duration>PT23M33S</meta:editing-duration>
    <meta:editing-cycles>3</meta:editing-cycles>
    <meta:generator>LibreOffice/24.2.7.2$Linux_X86_64 LibreOffice_project/420$Build-2</meta:generator>
    <meta:document-statistic meta:object-count="20"/>
  </office:meta>
</office:document-meta>
</file>